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vid Bernal Navarrete</text:p>
      <text:p text:style-name="Standard"><text:tab/></text:p>
      <text:p text:style-name="P1">Ejercicios básicos con algoritmos</text:p>
      <text:p text:style-name="P2"/>
      <text:p text:style-name="Standard"/>
      <text:list xml:id="list3428437961071266002" text:style-name="L1">
        <text:list-item>
          <text:p text:style-name="P3">Escribe un algoritmo que realice la conversión de una cierta cantidad de pesetas a euros.</text:p>
        </text:list-item>
      </text:list>
      <text:p text:style-name="Standard"/>
      <text:p text:style-name="Standard"><text:tab/>ALGORITMO <text:s text:c="2"/>CONV_PES_EUR</text:p>
      <text:p text:style-name="Standard"><text:tab/><text:tab/>LEE <text:s text:c="2"/>A</text:p>
      <text:p text:style-name="Standard"><text:tab/><text:tab/>CALCULAR <text:s text:c="2"/>EUR = PES / 166386</text:p>
      <text:p text:style-name="Standard"><text:tab/><text:tab/>ESCRIBIR <text:s text:c="2"/>EUR</text:p>
      <text:p text:style-name="Standard"><text:tab/>FIN <text:s text:c="2"/>CONV_PES_EUR</text:p>
      <text:p text:style-name="Standard"/>
      <text:list xml:id="list24236957" text:continue-numbering="true" text:style-name="L1">
        <text:list-item>
          <text:p text:style-name="P3">Las básculas poseen un algoritmo para a partir del peso de un producto y del precio del kilogramo de dicho producto establecer su precio y a partir de la cantidad de dinero entregada nos dé la cantidad de dinero que tiene que ser devuelta. Escribir dicho algoritmo.</text:p>
        </text:list-item>
      </text:list>
      <text:p text:style-name="Standard"><text:tab/></text:p>
      <text:p text:style-name="Standard"><text:tab/>ALGORITMO <text:s text:c="2"/>CALCULAR_PRECIO</text:p>
      <text:p text:style-name="Standard"><text:tab/><text:tab/>DECLARAR <text:s text:c="2"/>PRECIO_KG, PRECIO</text:p>
      <text:p text:style-name="Standard"><text:tab/><text:tab/>LEER <text:s text:c="2"/>PESO</text:p>
      <text:p text:style-name="Standard"><text:tab/><text:tab/>CALCULAR <text:s text:c="2"/>PRECIO = PESO * PRECIO_KG</text:p>
      <text:p text:style-name="Standard"><text:tab/><text:tab/>ESCRIBIR <text:s text:c="2"/>PRECIO</text:p>
      <text:p text:style-name="Standard"><text:tab/><text:tab/>LEER <text:s text:c="2"/>PAGO</text:p>
      <text:p text:style-name="Standard"><text:tab/><text:tab/>DECLARAR <text:s text:c="2"/>PAGO_TOTAL, PRECIO_RESTANTE, RESTO</text:p>
      <text:p text:style-name="Standard"><text:tab/><text:tab/>PRECIO_RESTANTE = PRECIO</text:p>
      <text:p text:style-name="Standard"><text:tab/><text:tab/>PAGO_TOTAL = PAGO</text:p>
      <text:p text:style-name="Standard"><text:tab/><text:tab/>MIENTRAS <text:s text:c="2"/>PRECIO &gt; PAGO_TOTAL</text:p>
      <text:p text:style-name="Standard"><text:tab/><text:tab/><text:tab/>CALCULAR <text:s text:c="2"/>RESTO = PRECIO_RESTANTE - PAGO</text:p>
      <text:p text:style-name="Standard"><text:tab/><text:tab/><text:tab/>ESCRIBIR <text:s text:c="2"/>"Por favor, introduzca ", RESTO, " € más."</text:p>
      <text:p text:style-name="Standard"><text:tab/><text:tab/><text:tab/>PRECIO_RESTANTE = RESTO</text:p>
      <text:p text:style-name="Standard"><text:tab/><text:tab/><text:tab/>LEER <text:s text:c="2"/>PAGO<text:tab/></text:p>
      <text:p text:style-name="Standard"><text:tab/><text:tab/><text:tab/>PAGO_TOTAL = PAGO_TOTAL + PAGO</text:p>
      <text:p text:style-name="Standard"><text:tab/><text:tab/>CALCULAR <text:s text:c="2"/>CAMBIO = PAGO_TOTAL – PRECIO</text:p>
      <text:p text:style-name="Standard"><text:tab/><text:tab/>DEVOLVER <text:s text:c="2"/>CAMBIO</text:p>
      <text:p text:style-name="Standard"><text:tab/>FIN <text:s text:c="2"/>CALCULAR_PRECIO</text:p>
      <text:p text:style-name="Standard"><text:tab/><text:tab/> </text:p>
      <text:p text:style-name="Standard"/>
      <text:list xml:id="list24237951" text:continue-numbering="true" text:style-name="L1">
        <text:list-item>
          <text:p text:style-name="P3">Hacer un algoritmo para resolver una ecuación de sgundo grado. Hacer otro algoritmo que haga lo contrario, es decir, dadas las dos soluciones, construir la ecuación.</text:p>
        </text:list-item>
      </text:list>
      <text:p text:style-name="Standard"/>
      <text:p text:style-name="Standard"><text:tab/>ALGORITMO RESOLVER_2DO_GRADO</text:p>
      <text:p text:style-name="Standard"><text:tab/>ESCRIBIR "Escriba los 3 elementos de la ecuación, en orden:"</text:p>
      <text:p text:style-name="Standard"><text:tab/><text:tab/>LEER a, b, c</text:p>
      <text:p text:style-name="Standard"><text:tab/><text:tab/>CALCULAR x1 = (-b + sqrt(b**2 – 4*a*c)) / 2*a</text:p>
      <text:p text:style-name="Standard"><text:tab/><text:tab/>CALCULAR x2 = (-b - sqrt(b**2 – 4*a*c)) / 2*a</text:p>
      <text:p text:style-name="Standard"><text:tab/><text:tab/>ESCRIBIR "Las soluciones son ", x1, " y ", x2, "."</text:p>
      <text:p text:style-name="Standard"><text:tab/>FIN RESOLVER_2DO_GRADO</text:p>
      <text:p text:style-name="Standard"/>
      <text:p text:style-name="Standard"><text:tab/>ALGORITMO CREAR_2DO_GRADO</text:p>
      <text:p text:style-name="Standard"><text:tab/><text:tab/>LEER x1, x2</text:p>
      <text:p text:style-name="Standard"><text:tab/><text:tab/>ESCRIBIR "La ecuación es: x^2 - ", x1+x2, <text:s text:c="2"/>"x + ", x1*x2, " = 0"</text:p>
      <text:p text:style-name="Standard"><text:soft-page-break/><text:tab/>FIN CREAR_2DO_GRADO</text:p>
      <text:p text:style-name="Standard"/>
      <text:list xml:id="list24214602" text:continue-numbering="true" text:style-name="L1">
        <text:list-item>
          <text:p text:style-name="P3">Unos grandes almacenes desean automatizar el cálculo del precio de venta al público (PVP) de sus productos, tanto en temporada normal como en émpoca de rebajas. Se desea diseñar algoritmos que calculen:</text:p>
          <text:list>
            <text:list-header>
              <text:p text:style-name="P3">a) Dado el coste C de un producto, calcular el PVP obtenido al recargar el precio de coste de un R%.</text:p>
              <text:p text:style-name="P3"><text:s/>b) Calcular el PVP para que los beneficios sean el B% del coste del producto (PVPB).</text:p>
            </text:list-header>
          </text:list>
        </text:list-item>
      </text:list>
      <text:p text:style-name="Standard"/>
      <text:p text:style-name="Standard"><text:tab/>ALGORITMO <text:s text:c="3"/>CALCULO_PVP</text:p>
      <text:p text:style-name="Standard"><text:tab/><text:tab/>ESCRIBIR <text:s text:c="2"/>"Escriba el coste del producto:"</text:p>
      <text:p text:style-name="Standard"><text:tab/><text:tab/>LEER <text:s text:c="2"/>C</text:p>
      <text:p text:style-name="Standard"><text:tab/><text:tab/>CALCULAR <text:s text:c="2"/>PVP = C + C*(R% / 100)</text:p>
      <text:p text:style-name="Standard"><text:tab/><text:tab/>ESCRIBIR <text:s text:c="2"/>"El PVP es ", PVP, " €."</text:p>
      <text:p text:style-name="Standard"><text:tab/><text:tab/>ESCRIBIR <text:s text:c="2"/>"¿Cuánto % quiere de beneficio del coste del producto?"</text:p>
      <text:p text:style-name="Standard"><text:tab/><text:tab/>LEER <text:s text:c="2"/>B%</text:p>
      <text:p text:style-name="Standard"><text:tab/><text:tab/>CALCULAR <text:s text:c="2"/>PVP <text:s/>= C + C*(B% / 100)</text:p>
      <text:p text:style-name="Standard"><text:tab/><text:tab/>ESCRIBIR <text:s text:c="2"/>"El PVP en ese caso será ", PVP, "€."</text:p>
      <text:p text:style-name="Standard"><text:tab/>FIN <text:s text:c="2"/>CALCULO_PVP</text:p>
      <text:p text:style-name="Standard"/>
      <text:list xml:id="list24235781" text:continue-numbering="true" text:style-name="L1">
        <text:list-item>
          <text:p text:style-name="P3">Escribir un algoritmo que calcule y muestre el cociente de la división entre dos números. Si la división no puede hacerse, el algoritmo debe presentar al usuario un mensaje de error.</text:p>
        </text:list-item>
      </text:list>
      <text:p text:style-name="Standard"/>
      <text:p text:style-name="Standard"><text:tab/>ALGORITMO calcula_cociente</text:p>
      <text:p text:style-name="Standard"><text:tab/><text:tab/>ESCRIBIR "Introduzca los dos números que desea dividir, primero el dividendo y <text:tab/><text:tab/><text:tab/>luego el divisor:"</text:p>
      <text:p text:style-name="Standard"><text:tab/><text:tab/>LEER a, b</text:p>
      <text:p text:style-name="Standard"><text:tab/><text:tab/>SI a &gt; b</text:p>
      <text:p text:style-name="Standard"><text:tab/><text:tab/><text:tab/>CALCULAR <text:s/>c = a / b</text:p>
      <text:p text:style-name="Standard"><text:tab/><text:tab/><text:tab/>ESCRIBIR "El cociente entre esos dos números es: ", c</text:p>
      <text:p text:style-name="Standard"><text:tab/><text:tab/>SI a &lt;b</text:p>
      <text:p text:style-name="Standard"><text:tab/><text:tab/><text:tab/>ESCRIBIR "ERROR: El divisor es mayor que el dividendo"</text:p>
      <text:p text:style-name="Standard"><text:tab/>FIN calcula_cociente</text:p>
      <text:p text:style-name="Standard"/>
      <text:list xml:id="list24239160" text:continue-numbering="true" text:style-name="L1">
        <text:list-item>
          <text:p text:style-name="P3">Escribir un algoritmo que pida al ususario un número, lo acumule y repita el proceso hasta que introduce una letra. Finalmente el algoritmo deberá presentar al usuario el resultado de la suma de todos los números introducidos.</text:p>
        </text:list-item>
      </text:list>
      <text:p text:style-name="Standard"/>
      <text:p text:style-name="Standard"><text:tab/>ALGORITMO acumulación</text:p>
      <text:p text:style-name="Standard"><text:tab/><text:tab/>DECLARAR suma</text:p>
      <text:p text:style-name="Standard"><text:tab/><text:tab/>ESCRIBIR "Introduzca un número o una letra"</text:p>
      <text:p text:style-name="Standard"><text:tab/><text:tab/>LEER input</text:p>
      <text:p text:style-name="Standard"><text:tab/><text:tab/>SI input ES int</text:p>
      <text:p text:style-name="Standard"><text:tab/><text:tab/><text:tab/>MIENTRAS input ES int</text:p>
      <text:p text:style-name="Standard"><text:tab/><text:tab/><text:tab/><text:tab/>CALCULAR<text:tab/>suma = suma + input</text:p>
      <text:p text:style-name="Standard"><text:tab/><text:tab/><text:tab/><text:tab/>ESCRIBIR "Introduzca un número o una letra"</text:p>
      <text:p text:style-name="Standard"><text:tab/><text:tab/><text:tab/><text:tab/>LEER input</text:p>
      <text:p text:style-name="Standard"><text:tab/><text:tab/>SI input NO ES int</text:p>
      <text:p text:style-name="Standard"><text:tab/><text:tab/><text:tab/>ESCRIBIR "La suma total es ", suma</text:p>
      <text:p text:style-name="Standard"><text:tab/>FIN acumulación</text:p>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9M8S</meta:editing-duration>
    <meta:editing-cycles>7</meta:editing-cycles>
    <meta:generator>OpenOffice/4.1.8$Win32 OpenOffice.org_project/418m3$Build-9803</meta:generator>
    <dc:date>2020-12-26T04:01:03.05</dc:date>
    <meta:document-statistic meta:table-count="0" meta:image-count="0" meta:object-count="0" meta:page-count="2" meta:paragraph-count="79" meta:word-count="551" meta:character-count="3358"/>
    <meta:user-defined meta:name="Info 1"/>
    <meta:user-defined meta:name="Info 2"/>
    <meta:user-defined meta:name="Info 3"/>
    <meta:user-defined meta:name="Info 4"/>
  </office:meta>
</office:document-meta>
</file>